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P3" style:parent-style-name="Textbody" style:family="paragraph">
      <style:text-properties fo:language="fr" fo:country="FR"/>
    </style:style>
    <style:style style:name="P4" style:parent-style-name="Textbody" style:family="paragraph">
      <style:text-properties fo:language="fr" fo:country="FR"/>
    </style:style>
    <style:style style:name="P5" style:parent-style-name="Sottotitolo" style:family="paragraph">
      <style:paragraph-properties fo:text-align="start"/>
      <style:text-properties fo:language="fr" fo:country="FR"/>
    </style:style>
    <style:style style:name="P6" style:parent-style-name="Sottotitolo" style:family="paragraph">
      <style:paragraph-properties fo:text-align="start"/>
      <style:text-properties fo:language="fr" fo:country="FR"/>
    </style:style>
    <style:style style:name="P7" style:parent-style-name="Sottotitolo" style:family="paragraph">
      <style:paragraph-properties fo:text-align="start"/>
      <style:text-properties fo:language="fr" fo:country="FR"/>
    </style:style>
    <style:style style:name="P8" style:parent-style-name="Sottotitolo" style:family="paragraph">
      <style:paragraph-properties fo:text-align="start"/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paragraph-properties fo:text-align="end"/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end"/>
    </style:style>
    <style:style style:name="P14" style:parent-style-name="Textbody" style:family="paragraph">
      <style:paragraph-properties fo:text-align="end"/>
    </style:style>
    <style:style style:name="P15" style:parent-style-name="Textbody" style:family="paragraph">
      <style:paragraph-properties fo:text-align="end"/>
    </style:style>
    <style:style style:name="P16" style:parent-style-name="Textbody" style:family="paragraph">
      <style:text-properties fo:font-weight="bold" style:font-weight-asian="bold" style:font-weight-complex="bold"/>
    </style:style>
    <style:style style:name="TableColumn18" style:family="table-column">
      <style:table-column-properties style:column-width="0.6895in" style:use-optimal-column-width="false"/>
    </style:style>
    <style:style style:name="TableColumn19" style:family="table-column">
      <style:table-column-properties style:column-width="0.8729in" style:use-optimal-column-width="false"/>
    </style:style>
    <style:style style:name="TableColumn20" style:family="table-column">
      <style:table-column-properties style:column-width="1.5618in" style:use-optimal-column-width="false"/>
    </style:style>
    <style:style style:name="TableColumn21" style:family="table-column">
      <style:table-column-properties style:column-width="3.5687in" style:use-optimal-column-width="false"/>
    </style:style>
    <style:style style:name="Table17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extbody" style:family="paragraph">
      <style:text-properties style:font-weight-complex="bold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Textbody" style:family="paragraph">
      <style:text-properties fo:font-weight="bold" style:font-weight-asian="bold" style:font-weight-complex="bold"/>
    </style:style>
    <style:style style:name="P50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51" style:parent-style-name="Textbody" style:family="paragraph">
      <style:text-properties fo:font-weight="bold" style:font-weight-asian="bold" style:font-weight-complex="bold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Textbody" style:family="paragraph">
      <style:text-properties fo:font-weight="bold" style:font-weight-asian="bold" style:font-weight-complex="bold"/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TableColumn73" style:family="table-column">
      <style:table-column-properties style:column-width="1.8125in" style:use-optimal-column-width="false"/>
    </style:style>
    <style:style style:name="TableColumn74" style:family="table-column">
      <style:table-column-properties style:column-width="4.8854in" style:use-optimal-column-width="false"/>
    </style:style>
    <style:style style:name="Table72" style:family="table">
      <style:table-properties style:width="6.697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Car.predefinitoparagrafo" style:family="text">
      <style:text-properties style:font-name-complex="Arial" style:font-style-complex="italic" fo:color="#222222" fo:background-color="#FFFFFF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Policepardéfaut" style:family="text">
      <style:text-properties style:font-name="Times New Roman" style:font-name-complex="Times New Roman"/>
    </style:style>
    <style:style style:name="P97" style:parent-style-name="Textbody" style:family="paragraph">
      <style:text-properties fo:language="it" fo:country="IT"/>
    </style:style>
    <style:style style:name="P98" style:parent-style-name="Textbody" style:family="paragraph">
      <style:text-properties fo:language="it" fo:country="IT"/>
    </style:style>
    <style:style style:name="P99" style:parent-style-name="Textbody" style:family="paragraph">
      <style:text-properties fo:language="it" fo:country="IT"/>
    </style:style>
    <style:style style:name="P100" style:parent-style-name="Textbody" style:family="paragraph">
      <style:text-properties fo:language="it" fo:country="IT"/>
    </style:style>
    <style:style style:name="P101" style:parent-style-name="Textbody" style:family="paragraph"/>
    <style:style style:name="P102" style:parent-style-name="Textbody" style:family="paragraph"/>
    <style:style style:name="TableColumn104" style:family="table-column">
      <style:table-column-properties style:column-width="1.0611in" style:use-optimal-column-width="false"/>
    </style:style>
    <style:style style:name="TableColumn105" style:family="table-column">
      <style:table-column-properties style:column-width="5.6305in" style:use-optimal-column-width="false"/>
    </style:style>
    <style:style style:name="Table103" style:family="table">
      <style:table-properties style:width="6.691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extbody" style:family="paragraph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extbody" style:family="paragraph">
      <style:text-properties fo:language="fr" fo:country="FR"/>
    </style:style>
    <style:style style:name="TableColumn129" style:family="table-column">
      <style:table-column-properties style:column-width="0.5625in" style:use-optimal-column-width="false"/>
    </style:style>
    <style:style style:name="TableColumn130" style:family="table-column">
      <style:table-column-properties style:column-width="5.1888in" style:use-optimal-column-width="false"/>
    </style:style>
    <style:style style:name="TableColumn131" style:family="table-column">
      <style:table-column-properties style:column-width="0.9437in" style:use-optimal-column-width="false"/>
    </style:style>
    <style:style style:name="Table128" style:family="table">
      <style:table-properties style:width="6.6951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fr" fo:country="FR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language="fr" fo:country="FR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language="fr" fo:country="FR"/>
    </style:style>
    <style:style style:name="P169" style:parent-style-name="TableContents" style:family="paragraph"/>
    <style:style style:name="T170" style:parent-style-name="Car.predefinitoparagrafo" style:family="text">
      <style:text-properties fo:language="fr" fo:country="FR"/>
    </style:style>
    <style:style style:name="P171" style:parent-style-name="TableContents" style:family="paragraph"/>
    <style:style style:name="T172" style:parent-style-name="Car.predefinitoparagrafo" style:family="text">
      <style:text-properties fo:language="fr" fo:country="FR"/>
    </style:style>
    <style:style style:name="P173" style:parent-style-name="TableContents" style:family="paragraph"/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Car.predefinitoparagrafo" style:family="text">
      <style:text-properties fo:language="fr" fo:country="FR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language="fr" fo:country="FR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>
        <style:tab-stops>
          <style:tab-stop style:type="left" style:position="0.552in"/>
        </style:tab-stops>
      </style:paragraph-properties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min-row-height="0.3055in"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extbody" style:family="paragraph">
      <style:text-properties fo:language="fr" fo:country="FR"/>
    </style:style>
  </office:automatic-styles>
  <office:body>
    <office:text text:use-soft-page-breaks="true">
      <text:p text:style-name="P1"><text:s/><text:tab/><text:span text:style-name="T2">Integrazione DevOps per un servizio di analisi di sicurezza</text:span></text:p>
      <text:p text:style-name="P3"/>
      <text:p text:style-name="P4"/>
      <text:p text:style-name="P5"/>
      <text:p text:style-name="P6"/>
      <text:p text:style-name="P7"/>
      <text:p text:style-name="P8">User Requirements Specification Document</text:p>
      <text:p text:style-name="Textbody"><text:span text:style-name="T9">DIBRIS – Università di Genova.<text:s/></text:span>Scuola Politecnica, Corso di Ingegneria del<text:s/>Software 80154</text:p>
      <text:p text:style-name="Textbody"/>
      <text:p text:style-name="Textbody"/>
      <text:p text:style-name="Textbody"/>
      <text:p text:style-name="Textbody"/>
      <text:p text:style-name="P10">DATA <text:s text:c="8"/>: 20/03/2019</text:p>
      <text:p text:style-name="P11">VERSION :1.0</text:p>
      <text:p text:style-name="Textbody"/>
      <text:p text:style-name="Textbody"/>
      <text:p text:style-name="Textbody"/>
      <text:p text:style-name="P12"><text:s text:c="2"/>Autori <text:s text:c="3"/></text:p>
      <text:p text:style-name="P13">Soufia Bouamri</text:p>
      <text:p text:style-name="P14">Nathaly Campoverde</text:p>
      <text:p text:style-name="P15"/>
      <text:p text:style-name="P16">REVISION HISTORY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Versione</text:p>
          </table:table-cell>
          <table:table-cell table:style-name="TableCell24">
            <text:p text:style-name="TableContents">Data</text:p>
          </table:table-cell>
          <table:table-cell table:style-name="TableCell25">
            <text:p text:style-name="TableContents">Autori</text:p>
          </table:table-cell>
          <table:table-cell table:style-name="TableCell26">
            <text:p text:style-name="TableContents">Note</text:p>
          </table:table-cell>
        </table:table-row>
        <table:table-row table:style-name="TableRow27">
          <table:table-cell table:style-name="TableCell28">
            <text:p text:style-name="TableContents">1.0</text:p>
          </table:table-cell>
          <table:table-cell table:style-name="TableCell29">
            <text:p text:style-name="P30">20/03/2019</text:p>
          </table:table-cell>
          <table:table-cell table:style-name="TableCell31">
            <text:p text:style-name="TableContents">Campoverde Nathaly</text:p>
            <text:p text:style-name="TableContents">Bouamri Soufia</text:p>
          </table:table-cell>
          <table:table-cell table:style-name="TableCell32">
            <text:p text:style-name="TableContents">Prima versione</text:p>
          </table:table-cell>
        </table:table-row>
        <table:table-row table:style-name="TableRow33">
          <table:table-cell table:style-name="TableCell34">
            <text:p text:style-name="TableContents">1.1</text:p>
          </table:table-cell>
          <table:table-cell table:style-name="TableCell35">
            <text:p text:style-name="TableContents">16/04/2019</text:p>
          </table:table-cell>
          <table:table-cell table:style-name="TableCell36">
            <text:p text:style-name="TableContents">Campoverde Nathaly</text:p>
            <text:p text:style-name="TableContents">Bouamri Soufia</text:p>
          </table:table-cell>
          <table:table-cell table:style-name="TableCell37">
            <text:p text:style-name="TableContents">Correzione prima versione</text:p>
          </table:table-cell>
        </table:table-row>
        <table:table-row table:style-name="TableRow38">
          <table:table-cell table:style-name="TableCell39">
            <text:p text:style-name="TableContents">1.2</text:p>
          </table:table-cell>
          <table:table-cell table:style-name="TableCell40">
            <text:p text:style-name="TableContents">0./07/2019</text:p>
          </table:table-cell>
          <table:table-cell table:style-name="TableCell41">
            <text:p text:style-name="TableContents">Campoverde Nathaly</text:p>
            <text:p text:style-name="TableContents">Bouamri Soufia</text:p>
          </table:table-cell>
          <table:table-cell table:style-name="TableCell42">
            <text:p text:style-name="TableContents">Versione finale</text:p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</table:table>
      <text:p text:style-name="P48"/>
      <text:p text:style-name="P4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Contents1"/>
      <text:p text:style-name="Contents1"/>
      <text:p text:style-name="Contents1"/>
      <text:p text:style-name="Textbody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h text:style-name="Titolo1" text:outline-level="1"><text:bookmark-start text:name="__RefHeading___Toc106_1667604106"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Standard">URS è un documento che ha come scopo descrivere le<text:s/>funzionalità del plug-in “Integrazione DevOps per un servizio di analisi di sicurezza” che a sua volta è l’esame <text:s/>del corso di Software Engineering (SE) . Tale documento è la fase più importante per la consegna <text:s/>del prodotto finito in quanto deve rispecchiare le esigenze del cliente, in questo modo si può procedere con le successive fasi fino ad arrivare allo sviluppo del progetto avendo a disposizione tutte le informazioni necessarie.</text:p>
      <text:p text:style-name="Standard">Inoltre, servirà al Professore Narizzano, in modo da dare una parte della valutazione dell’apprendimento del corso, ai clienti per rendersi conto di <text:s/>quanto siamo riuscite a capire su questo progetto,e in fine servirà anche a noi stesse in modo da indirizzarci allo svolgimento del progetto.</text:p>
      <text:p text:style-name="Textbody"/>
      <text:h text:style-name="Titolo2" text:outline-level="2">Overview del documento</text:h>
      <text:p text:style-name="Textbody">Successivamente viene presentata una breve descrizione del software e le varie funzionalità che esso dovrà fare, inoltre sarà descritto chi userà il progetto, il motivo per il quale è stato creato, e le varie esigenze che dovrà rispettare</text:p>
      <text:h text:style-name="Titolo2" text:outline-level="2"><text:bookmark-start text:name="__RefHeading___Toc112_1667604106"/>Definizioni e Acronimi<text:bookmark-end text:name="__RefHeading___Toc112_1667604106"/></text:h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Acronimo-Nome</text:p>
          </table:table-cell>
          <table:table-cell table:style-name="TableCell78">
            <text:p text:style-name="P79">Definizione</text:p>
          </table:table-cell>
        </table:table-row>
        <table:table-row table:style-name="TableRow80">
          <table:table-cell table:style-name="TableCell81">
            <text:p text:style-name="TableContents">SE</text:p>
          </table:table-cell>
          <table:table-cell table:style-name="TableCell82">
            <text:p text:style-name="TableContents">Software Engineering</text:p>
          </table:table-cell>
        </table:table-row>
        <table:table-row table:style-name="TableRow83">
          <table:table-cell table:style-name="TableCell84">
            <text:p text:style-name="TableContents">DevOps</text:p>
          </table:table-cell>
          <table:table-cell table:style-name="TableCell85">
            <text:p text:style-name="TableContents"><text:span text:style-name="T86">Development operations: github e/o jira</text:span></text:p>
          </table:table-cell>
        </table:table-row>
        <table:table-row table:style-name="TableRow87">
          <table:table-cell table:style-name="TableCell88">
            <text:p text:style-name="TableContents">API</text:p>
          </table:table-cell>
          <table:table-cell table:style-name="TableCell89">
            <text:p text:style-name="TableContents">Application programming interface</text:p>
          </table:table-cell>
        </table:table-row>
        <table:table-row table:style-name="TableRow90"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</table:table-row>
      </table:table>
      <text:p text:style-name="Textbody"/>
      <text:h text:style-name="Titolo2" text:outline-level="2"><text:bookmark-start text:name="__RefHeading___Toc114_1667604106"/>Bibliografia<text:bookmark-end text:name="__RefHeading___Toc114_1667604106"/></text:h>
      <text:p text:style-name="Textbody"/>
      <text:p text:style-name="Textbody"/>
      <text:p text:style-name="Textbody"/>
      <text:p text:style-name="Textbody"/>
      <text:p text:style-name="Textbody"><text:bookmark-start text:name="__RefHeading___Toc116_1667604106"/><text:bookmark-end text:name="__RefHeading___Toc116_1667604106"/></text:p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22_1667604106"/>Descrizione Generale del Sistema<text:bookmark-end text:name="__RefHeading___Toc222_1667604106"/></text:h>
      <text:p text:style-name="Standard"/>
      <text:p text:style-name="Textbody">Il software che si deve sviluppare deve prevedere che ad<text:s/>ogni aggiornamento o aggiunta di un progetto su GitHub/Jira, si deve richiamare in modo automatico il servizio APPROVER<text:s/><text:span text:style-name="T96">che è un Software-as-a-Service (SaaS) per l'analisi di sicurezza delle applicazioni mobile</text:span>.</text:p>
      <text:p text:style-name="Textbody">Dopo le analisi del progetto in questione si<text:s/>genera un report il quale viene mandato a DevOps per creare gli issue, il tutto in forma automatica.</text:p>
      <text:p text:style-name="Textbody"/>
      <text:h text:style-name="Titolo2" text:outline-level="2"><text:bookmark-start text:name="__RefHeading___Toc224_1667604106"/>Contesto<text:bookmark-end text:name="__RefHeading___Toc224_1667604106"/></text:h>
      <text:p text:style-name="P97">Il progetto verrà usato in aggiunta ad un servizio web chiamato APPROVER per l’analisi di sicurezza delle applicazioni mobile che crea in maniera<text:s/>automatica gli issue su github<text:s/>o jira.</text:p>
      <text:p text:style-name="P98">Questo plug-in sarà disponibile per i clienti di tale servizio poiché essi dovranno avere un account su approver.</text:p>
      <text:p text:style-name="P99"/>
      <text:h text:style-name="Titolo2" text:outline-level="2">Motivazioni</text:h>
      <text:p text:style-name="Textbody">Il progetto nasce dalle esigenze di poter integrare ad APPROVER una DevOps e rendere il<text:s/>processo automatico senza la necessità di andare sul servizio web, caricare un progetto manualmente e così in fine verificarne le vulnerabilità che esso può avere.</text:p>
      <text:p text:style-name="Textbody">Creando questo plug-in per jira e github si rende il lavoro più gestibile in quanto si possono tenere sotto controllo le vulnerabilità di un progetto apk avendo la possibilità di riparare le eventuali vulnerabilità.</text:p>
      <text:p text:style-name="Textbody"/>
      <text:h text:style-name="Titolo2" text:outline-level="2"><text:bookmark-start text:name="__RefHeading___Toc226_1667604106"/>Obiettivo del progetto<text:bookmark-end text:name="__RefHeading___Toc226_1667604106"/></text:h>
      <text:p text:style-name="P100">L’obiettivo del progetto è quello di creare uno strumento automatizzato da inserire nel flusso di lavoro degli sviluppatori in modo da velocizzare e rendere automatico le analisi di sicurezza delle applicazioni che un utente vorrà verificare per evitare le vulnerabilità del progetto.</text:p>
      <text:h text:style-name="Titolo2" text:outline-level="2"><text:bookmark-start text:name="__RefHeading___Toc228_1667604106"/>Stakeholders<text:bookmark-end text:name="__RefHeading___Toc228_1667604106"/></text:h>
      <text:list text:style-name="LFO8" text:continue-numbering="true">
        <text:list-item>
          <text:p text:style-name="P101">Utenti: coloro che vorranno analizzare, in modo automatico, le loro applicazioni a livello di sicurezza.</text:p>
        </text:list-item>
        <text:list-item>
          <text:p text:style-name="P102">Amministratore: colui che può accedere al software per controllare in caso ci siano problemi o se necessario fare aggiornamenti.</text:p>
        </text:list-item>
      </text:list>
      <text:h text:style-name="Titolo1" text:outline-level="1"><text:bookmark-start text:name="__RefHeading___Toc230_1667604106"/><text:soft-page-break/>User Requirement<text:bookmark-end text:name="__RefHeading___Toc230_1667604106"/></text:h>
      <text:p text:style-name="Textbody">In questa sezione vengono descritti i requisiti dell’applicazione lato utente, assegnando ad ognuno un’id e una priorità in base alla tabella descritta di seguito.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PRIORITA’</text:p>
          </table:table-cell>
          <table:table-cell table:style-name="TableCell109">
            <text:p text:style-name="P110">SIGNIFICATO</text:p>
          </table:table-cell>
        </table:table-row>
        <table:table-row table:style-name="TableRow111">
          <table:table-cell table:style-name="TableCell112">
            <text:p text:style-name="P113">M</text:p>
          </table:table-cell>
          <table:table-cell table:style-name="TableCell114">
            <text:p text:style-name="Textbody">Mandatory. Requisito Obbligatorio.</text:p>
          </table:table-cell>
        </table:table-row>
        <table:table-row table:style-name="TableRow115">
          <table:table-cell table:style-name="TableCell116">
            <text:p text:style-name="P117">D</text:p>
          </table:table-cell>
          <table:table-cell table:style-name="TableCell118">
            <text:p text:style-name="Standard">Desiderable. Requisito che dovrebbe essere inserito nel<text:s/>sistema, a meno che il costo per implementarla non sia troppo alto.</text:p>
          </table:table-cell>
        </table:table-row>
        <table:table-row table:style-name="TableRow119">
          <table:table-cell table:style-name="TableCell120">
            <text:p text:style-name="P121">O</text:p>
          </table:table-cell>
          <table:table-cell table:style-name="TableCell122">
            <text:p text:style-name="Standard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 table:style-name="TableRow123">
          <table:table-cell table:style-name="TableCell124">
            <text:p text:style-name="P125">E</text:p>
          </table:table-cell>
          <table:table-cell table:style-name="TableCell126">
            <text:p text:style-name="Textbody">future Enhancement. Questo requisito viene lasciato per la prossima release.</text:p>
          </table:table-cell>
        </table:table-row>
      </table:table>
      <text:p text:style-name="Textbody"/>
      <text:p text:style-name="Textbody"><text:s/></text:p>
      <text:p text:style-name="Textbody">Sottosezione Riferita al modulo 1 ….</text:p>
      <text:p text:style-name="P127">NB: qualunque assunzione non banale va scritta. Ad esempio nel documento “l’id di un requisito è composto da due numeri separati da un punto x.y, dove il primo numero rappresenta il modulo (x) e il secondo il numero del requisito (y).”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ID</text:p>
          </table:table-cell>
          <table:table-cell table:style-name="TableCell135">
            <text:p text:style-name="P136">DESCRIZIONE</text:p>
          </table:table-cell>
          <table:table-cell table:style-name="TableCell137">
            <text:p text:style-name="P138">PRIORITA’</text:p>
          </table:table-cell>
        </table:table-row>
        <table:table-row table:style-name="TableRow139">
          <table:table-cell table:style-name="TableCell140">
            <text:p text:style-name="TableContents">1.0</text:p>
          </table:table-cell>
          <table:table-cell table:style-name="TableCell141">
            <text:p text:style-name="TableContents">Ad ogni “push” (aggiunta o modifica) verificare che sia stato aggiunto un file.apk , se è così passa al punto successivo altrimenti rimane in attesa di un file.apk</text:p>
          </table:table-cell>
          <table:table-cell table:style-name="TableCell142">
            <text:p text:style-name="TableContents">M</text:p>
          </table:table-cell>
        </table:table-row>
        <table:table-row table:style-name="TableRow143">
          <table:table-cell table:style-name="TableCell144">
            <text:p text:style-name="TableContents">1.1</text:p>
          </table:table-cell>
          <table:table-cell table:style-name="TableCell145">
            <text:p text:style-name="TableContents">Scaricare in locale il file apk</text:p>
          </table:table-cell>
          <table:table-cell table:style-name="TableCell146">
            <text:p text:style-name="TableContents">M</text:p>
          </table:table-cell>
        </table:table-row>
        <table:table-row table:style-name="TableRow147">
          <table:table-cell table:style-name="TableCell148">
            <text:p text:style-name="TableContents">1.2</text:p>
          </table:table-cell>
          <table:table-cell table:style-name="TableCell149">
            <text:p text:style-name="TableContents">Chiamare APPROVER tramite API per l’analisi di sicurezza, generando un token per l’autenticazione</text:p>
          </table:table-cell>
          <table:table-cell table:style-name="TableCell150">
            <text:p text:style-name="TableContents">M</text:p>
          </table:table-cell>
        </table:table-row>
        <table:table-row table:style-name="TableRow151">
          <table:table-cell table:style-name="TableCell152">
            <text:p text:style-name="TableContents">1.3</text:p>
          </table:table-cell>
          <table:table-cell table:style-name="TableCell153">
            <text:p text:style-name="TableContents">Fare l’upload + analisi del file su approver tramite api.</text:p>
          </table:table-cell>
          <table:table-cell table:style-name="TableCell154">
            <text:p text:style-name="TableContents"/>
          </table:table-cell>
        </table:table-row>
        <table:table-row table:style-name="TableRow155">
          <table:table-cell table:style-name="TableCell156">
            <text:p text:style-name="TableContents">1.4</text:p>
          </table:table-cell>
          <table:table-cell table:style-name="TableCell157">
            <text:p text:style-name="P158">Richiedere tramite api i risultati<text:s/>dei moduli : vulnerability, policy, malware<text:s/>del file caricato del punto 1.3</text:p>
          </table:table-cell>
          <table:table-cell table:style-name="TableCell159">
            <text:p text:style-name="TableContents">M</text:p>
          </table:table-cell>
        </table:table-row>
        <table:table-row table:style-name="TableRow160">
          <table:table-cell table:style-name="TableCell161">
            <text:p text:style-name="TableContents">1.5</text:p>
          </table:table-cell>
          <table:table-cell table:style-name="TableCell162">
            <text:p text:style-name="P163">Leggere<text:s/>la risposta dei moduli (del punto sopra)in formato<text:s/>json.</text:p>
          </table:table-cell>
          <table:table-cell table:style-name="TableCell164">
            <text:p text:style-name="TableContents">M</text:p>
          </table:table-cell>
        </table:table-row>
        <table:table-row table:style-name="TableRow165">
          <table:table-cell table:style-name="TableCell166">
            <text:p text:style-name="TableContents">1.6</text:p>
          </table:table-cell>
          <table:table-cell table:style-name="TableCell167">
            <text:p text:style-name="P168">Aggiungere<text:s/>le vulnerabilità del punto 1.5<text:s/>in una struttura dati solo con le seguenti condizioni :</text:p>
            <text:list text:style-name="LFO9" text:continue-numbering="true">
              <text:list-item>
                <text:p text:style-name="P169"><text:span text:style-name="T170">per il modulo vulnerability prendere tutte le vulnerabilità tranne quelli che hanno il campo level=info</text:span></text:p>
              </text:list-item>
              <text:list-item>
                <text:p text:style-name="P171"><text:span text:style-name="T172">per policy prendere solo quelli con il campo satisfied=false</text:span></text:p>
              </text:list-item>
              <text:list-item>
                <text:p text:style-name="P173">per malware creare un unico issue indicando il numero totale di malware prensenti.</text:p>
              </text:list-item>
            </text:list>
          </table:table-cell>
          <table:table-cell table:style-name="TableCell174">
            <text:p text:style-name="TableContents">M</text:p>
          </table:table-cell>
        </table:table-row>
        <table:table-row table:style-name="TableRow175">
          <table:table-cell table:style-name="TableCell176">
            <text:p text:style-name="TableContents">1.7</text:p>
          </table:table-cell>
          <table:table-cell table:style-name="TableCell177">
            <text:p text:style-name="TableContents">Inviare<text:s/>al sistema di devOps<text:s/>i dati ottenuti nel punto 1.6</text:p>
          </table:table-cell>
          <table:table-cell table:style-name="TableCell178">
            <text:p text:style-name="TableContents">M</text:p>
          </table:table-cell>
        </table:table-row>
        <table:table-row table:style-name="TableRow179">
          <table:table-cell table:style-name="TableCell180">
            <text:p text:style-name="TableContents">1.8</text:p>
          </table:table-cell>
          <table:table-cell table:style-name="TableCell181">
            <text:p text:style-name="TableContents">Creare un issue per ogni<text:s/>vulnerabilità<text:s/>del punto 1.7<text:s/></text:p>
            <text:p text:style-name="TableContents">ogni issue ha un id e descrizione (generati entrambi da approver)<text:s/></text:p>
            <text:p text:style-name="TableContents"/>
          </table:table-cell>
          <table:table-cell table:style-name="TableCell182">
            <text:p text:style-name="TableContents">M</text:p>
          </table:table-cell>
        </table:table-row>
        <text:soft-page-break/>
        <table:table-row table:style-name="TableRow183">
          <table:table-cell table:style-name="TableCell184">
            <text:p text:style-name="TableContents">1.8.1</text:p>
          </table:table-cell>
          <table:table-cell table:style-name="TableCell185">
            <text:p text:style-name="TableContents">Controllare ogni id che si trova su github/jira (tramite le API di github/jira) e se al momento della creazione <text:s/>dell’issue questo id non è più presente sulla struttura dati che contiene i risultati di approver<text:s/>allora chiudere l’issue su github/jira.</text:p>
          </table:table-cell>
          <table:table-cell table:style-name="TableCell186">
            <text:p text:style-name="TableContents">M</text:p>
          </table:table-cell>
        </table:table-row>
        <table:table-row table:style-name="TableRow187">
          <table:table-cell table:style-name="TableCell188">
            <text:p text:style-name="TableContents">1.8.2</text:p>
          </table:table-cell>
          <table:table-cell table:style-name="TableCell189">
            <text:p text:style-name="TableContents">Controllare ogni id che si trova su github/jira (tramite le API di github/jira) che è stato chiuso ma se al momento della creazione <text:s/>dell’issue questo id <text:s/>è di nuovo presente<text:s/>sulla struttura dati che contiene i risultati di approver<text:s/>allora riaprire<text:s/>l’issue su github/jira.</text:p>
          </table:table-cell>
          <table:table-cell table:style-name="TableCell190">
            <text:p text:style-name="TableContents">M</text:p>
          </table:table-cell>
        </table:table-row>
        <table:table-row table:style-name="TableRow191">
          <table:table-cell table:style-name="TableCell192">
            <text:p text:style-name="TableContents">1.8.3</text:p>
          </table:table-cell>
          <table:table-cell table:style-name="TableCell193">
            <text:p text:style-name="TableContents">In caso di issues creati manualmente dal utente su github/jira non considerarli e lasciarli invariati.</text:p>
          </table:table-cell>
          <table:table-cell table:style-name="TableCell194">
            <text:p text:style-name="TableContents"/>
          </table:table-cell>
        </table:table-row>
        <table:table-row table:style-name="TableRow195">
          <table:table-cell table:style-name="TableCell196">
            <text:p text:style-name="TableContents">1.9</text:p>
          </table:table-cell>
          <table:table-cell table:style-name="TableCell197">
            <text:p text:style-name="TableContents">Configurare soglia di rischio <text:s/>(ancora da decidere da parte del cliente)</text:p>
          </table:table-cell>
          <table:table-cell table:style-name="TableCell198">
            <text:p text:style-name="TableContents">M</text:p>
          </table:table-cell>
        </table:table-row>
        <table:table-row table:style-name="TableRow199">
          <table:table-cell table:style-name="TableCell200">
            <text:p text:style-name="TableContents">1.10</text:p>
          </table:table-cell>
          <table:table-cell table:style-name="TableCell201">
            <text:p text:style-name="TableContents">Configurare lista di problemi in modo di<text:s/>decidere se un’applicazione è a rischio o no (ancora da decidere da parte del cliente)</text:p>
          </table:table-cell>
          <table:table-cell table:style-name="TableCell202">
            <text:p text:style-name="TableContents">M</text:p>
          </table:table-cell>
        </table:table-row>
        <table:table-row table:style-name="TableRow203">
          <table:table-cell table:style-name="TableCell204">
            <text:p text:style-name="TableContents">1.11</text:p>
          </table:table-cell>
          <table:table-cell table:style-name="TableCell205">
            <text:p text:style-name="TableContents"><text:span text:style-name="T206">configurare logica delle azioni da eseguire nel caso di soglie di rischio<text:s/></text:span>(ancora da decidere da parte del cliente)</text:p>
          </table:table-cell>
          <table:table-cell table:style-name="TableCell207">
            <text:p text:style-name="TableContents">M</text:p>
          </table:table-cell>
        </table:table-row>
        <table:table-row table:style-name="TableRow208">
          <table:table-cell table:style-name="TableCell209">
            <text:p text:style-name="TableContents">1.12</text:p>
          </table:table-cell>
          <table:table-cell table:style-name="TableCell210">
            <text:p text:style-name="P211">configurare logica delle azioni da eseguire nel caso di soglie di vulnerabilità</text:p>
            <text:p text:style-name="TableContents">(ancora da decidere da parte del cliente)</text:p>
          </table:table-cell>
          <table:table-cell table:style-name="TableCell212">
            <text:p text:style-name="P213">M</text:p>
          </table:table-cell>
        </table:table-row>
        <table:table-row table:style-name="TableRow214"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  <table:table-cell table:style-name="TableCell217">
            <text:p text:style-name="TableContents">….</text:p>
          </table:table-cell>
        </table:table-row>
        <table:table-row table:style-name="TableRow218">
          <table:table-cell table:style-name="TableCell219">
            <text:p text:style-name="TableContents"/>
          </table:table-cell>
          <table:table-cell table:style-name="TableCell220">
            <text:p text:style-name="TableContents"/>
          </table:table-cell>
          <table:table-cell table:style-name="TableCell221">
            <text:p text:style-name="TableContents"/>
          </table:table-cell>
        </table:table-row>
        <table:table-row table:style-name="TableRow222">
          <table:table-cell table:style-name="TableCell223">
            <text:p text:style-name="TableContents"/>
          </table:table-cell>
          <table:table-cell table:style-name="TableCell224">
            <text:p text:style-name="TableContents"/>
          </table:table-cell>
          <table:table-cell table:style-name="TableCell225">
            <text:p text:style-name="TableContents"/>
          </table:table-cell>
        </table:table-row>
        <table:table-row table:style-name="TableRow226">
          <table:table-cell table:style-name="TableCell227">
            <text:p text:style-name="TableContents"/>
          </table:table-cell>
          <table:table-cell table:style-name="TableCell228">
            <text:p text:style-name="TableContents"/>
          </table:table-cell>
          <table:table-cell table:style-name="TableCell229">
            <text:p text:style-name="TableContents"/>
          </table:table-cell>
        </table:table-row>
        <table:table-row table:style-name="TableRow230">
          <table:table-cell table:style-name="TableCell231">
            <text:p text:style-name="TableContents"/>
          </table:table-cell>
          <table:table-cell table:style-name="TableCell232">
            <text:p text:style-name="TableContents"/>
          </table:table-cell>
          <table:table-cell table:style-name="TableCell233">
            <text:p text:style-name="TableContents"/>
          </table:table-cell>
        </table:table-row>
      </table:table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Mangal" fo:color="#1F3763" style:font-size-complex="10.5pt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7LVL1" style:family="text">
      <style:text-properties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thaly Campoverde</meta:initial-creator>
    <dc:creator>Nathaly Campoverde</dc:creator>
    <meta:creation-date>2019-03-20T18:00:00Z</meta:creation-date>
    <dc:date>2019-07-09T15:06:00Z</dc:date>
    <meta:template xlink:href="Normal" xlink:type="simple"/>
    <meta:editing-cycles>29</meta:editing-cycles>
    <meta:editing-duration>PT91500S</meta:editing-duration>
    <meta:document-statistic meta:page-count="6" meta:paragraph-count="15" meta:word-count="1149" meta:character-count="7689" meta:row-count="54" meta:non-whitespace-character-count="6555"/>
  </office:meta>
</office:document-meta>
</file>